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e8d64" officeooo:paragraph-rsid="001e8d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s certification :</text:p>
      <text:p text:style-name="P1"/>
      <text:p text:style-name="P1"><text:a xlink:type="simple" xlink:href="https://secnumacademie.gouv.fr/auth/login" text:style-name="Internet_20_link" text:visited-style-name="Visited_20_Internet_20_Link">https://secnumacademie.gouv.fr/auth/login</text:a></text:p>
      <text:p text:style-name="P1"/>
      <text:p text:style-name="P1"><text:a xlink:type="simple" xlink:href="https://trello.com/" text:style-name="Internet_20_link" text:visited-style-name="Visited_20_Internet_20_Link">https://trello.com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9:02:51.879949767</meta:creation-date>
    <dc:date>2024-09-12T11:11:50.219973879</dc:date>
    <meta:editing-duration>PT41M34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1" meta:paragraph-count="3" meta:word-count="5" meta:character-count="81" meta:non-whitespace-character-count="79"/>
  </office:meta>
</office:document-meta>
</file>